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automatic-styles>
    <style:style style:name="P1" style:family="paragraph" style:parent-style-name="Standard">
      <style:text-properties officeooo:paragraph-rsid="00002c16"/>
    </style:style>
    <style:style style:name="P2" style:family="paragraph" style:parent-style-name="Standard">
      <style:text-properties officeooo:paragraph-rsid="0001fae8"/>
    </style:style>
    <style:style style:name="T1" style:family="text">
      <style:text-properties fo:font-weight="bold" officeooo:rsid="000f74b4" style:font-weight-asian="bold" style:font-weight-complex="bold"/>
    </style:style>
    <style:style style:name="T2" style:family="text">
      <style:text-properties fo:font-weight="bold" officeooo:rsid="000e93a1" style:font-weight-asian="bold" style:font-weight-complex="bold"/>
    </style:style>
    <style:style style:name="T3" style:family="text">
      <style:text-properties fo:font-weight="bold" officeooo:rsid="0001fae8" style:font-weight-asian="bold" style:font-weight-complex="bold"/>
    </style:style>
    <style:style style:name="T4" style:family="text">
      <style:text-properties officeooo:rsid="000f74b4"/>
    </style:style>
    <style:style style:name="T5" style:family="text">
      <style:text-properties officeooo:rsid="000e93a1"/>
    </style:style>
    <style:style style:name="T6" style:family="text">
      <style:text-properties officeooo:rsid="0001fa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La maggioranza dei progetti Mozilla è traducibile</text:span> attraverso lo strumento di traduzione online di Mozilla, <text:a xlink:type="simple" xlink:href="https://pontoon.mozilla.org/" office:target-frame-name="_blank" xlink:show="new" text:style-name="Internet_20_link" text:visited-style-name="Visited_20_Internet_20_Link">Pontoon</text:a>.<text:line-break/><text:span text:style-name="T5">Pontoon</text:span> estrapola tutto il contenuto traducibile di un sito web e lo divid<text:span text:style-name="T5">e</text:span> in piccole unità, chiamate "stringhe", permettendo<text:span text:style-name="T5">ci</text:span> di inserire la traduzione corrispondente a ciascuna stringa, poi ricaricano la <text:span text:style-name="T5">nostra</text:span> traduzione sul sito web.<text:line-break/>Questa interfaccia di permette a chiunque di tradurre in modo intuitivo, mentre tradurre direttamente il codice sorgente del sito web richiederebbe una buona esperienza con il codice html che non tutti possiedono.<text:line-break/>Chi desidera tradurre <text:span text:style-name="T5">un progetto</text:span> deve dunque registrarsi gratuitamente a Pontoon, utilizzando un account Firefox (se non <text:span text:style-name="T5">se</text:span> ne possiedi già uno, <text:span text:style-name="T5">si può</text:span> crearlo direttamente da Pontoon).<text:line-break/><text:line-break/><text:span text:style-name="T6">I</text:span>n quanto siamo un'organizzazione con un'identità ben definita, tutti i nostri prodotti devono conformarsi a certi standard, terminologici e linguistici. Per questo motivo tutte le traduzioni devono passare attraverso un processo di revisione (aka QA) da parte dei localizzatori senior. Questo vuol dire che le traduzioni <text:span text:style-name="T5">dei volontari </text:span>verranno inserite come provvisorie e in seguito approvate se sono accettabili, oppure verrà chiesto <text:span text:style-name="T5">ai volontari stessi </text:span>di correggerle per uniformarle ai nostri standard. </text:p>
      <text:p text:style-name="P2"><text:line-break/><text:span text:style-name="T5">I</text:span>l lavoro di localizzazione non si esaurisce nello scrivere la traduzione a fronte di una stringa e poi andarsene.<text:line-break/>Prima c'è tutto un lavoro di ricerca della terminologia non solo corretta, ma anche coerente con lo stile Mozilla e con i prodotti localizzati in precedenza. <text:line-break/>Dopo, invece, c'è tutto il processo di QA, che prende quasi più tempo della traduzione stessa. <text:span text:style-name="T5">In questa fase</text:span> i localizzatori più anziani proporranno modifiche e correzioni spiegando<text:span text:style-name="T5">ne</text:span> <text:span text:style-name="T5">la motivazione. Il volontario dovrà dunque tornare</text:span> sulle <text:span text:style-name="T5">proprie</text:span> traduzioni e apportare le correzioni, oppure proporre una nuova versione <text:span text:style-name="T6">tenendo conto dei problemi che gli sono stati fatti notare</text:span>.<text:line-break/>Infine <text:span text:style-name="T5">occorre tener</text:span> conto che un progetto non è mai tradotto una volta per tutte: vengono sempre aggiunte nuove stringhe mano a mano che il sito viene aggiornato. Per questo <text:span text:style-name="T6">unirsi al team di localizzazione significa non solo tradurre le stringhe presenti ma</text:span> prend<text:span text:style-name="T6">ersi</text:span> l'impegno di seguire il progetto a lungo termine, controllando regolarmente gli aggiornamenti.<text:line-break/><text:line-break/><text:span text:style-name="T6">Anche se il programma è molto intuitivo, esiste un</text:span>a guida di Pontoon (in inglese):<text:line-break/><text:a xlink:type="simple" xlink:href="https://developer.mozilla.org/it/docs/Mozilla/Localization/Localizing_with_Pontoon" office:target-frame-name="_blank" xlink:show="new" text:style-name="Internet_20_link" text:visited-style-name="Visited_20_Internet_20_Link">https://developer.mozilla.org/it/docs/Mozilla/Localization/Localizing_with_Pontoon</text:a><text:line-break/><text:line-break/><text:span text:style-name="T6">Di seguito le informazioni necessarie per sfruttare appieno le potenzialità di Pontoon nella traduzione collaborativa.</text:span><text:line-break/><text:line-break/><text:span text:style-name="T3">Tr</text:span><text:span text:style-name="T2">acciabilità</text:span><text:span text:style-name="T5"> </text:span>è possibile inserire una traduzione solo se si è registrato un account, questo vuol dire che è possibile tracciare con precisione chi ha tradotto cosa, dove e quando, soprattutto si può lavorare in più persone allo stesso progetto aggiornato in tempo reale.<text:line-break/><text:soft-page-break/><text:line-break/><text:span text:style-name="T3">O</text:span><text:span text:style-name="Strong_20_Emphasis">pzione filtro</text:span> (l'icona ad imbuto in alto a sinistra) permette di estrapolare le stringhe <text:span text:style-name="T6">d’interesse. I filtri sono: </text:span></text:p>
      <text:p text:style-name="P2">Missing (non ancora tradotte) </text:p>
      <text:p text:style-name="P2">Fuzzy (sono state tradotte automaticamente usando la memoria informatica, ma hanno bisogno di revisione umana) </text:p>
      <text:p text:style-name="P2">Suggested (proposta di traduzione in attesa di revisione)</text:p>
      <text:p text:style-name="P2">Translated (stringhe tradotte, approvate e pronte per essere pubblicate)</text:p>
      <text:p text:style-name="P2"/>
      <text:p text:style-name="P2"><text:span text:style-name="Strong_20_Emphasis">Altre opzioni</text:span></text:p>
      <text:p text:style-name="P2">Sotto la stringa si trovano i 3 tab History (tutte le traduzioni che sono state date per quella stringa finora), Machinery (traduzioni automatiche), Locales (come la stringa è stata tradotta in altre lingue).<text:line-break/><text:line-break/>- <text:span text:style-name="Emphasis">Machinery</text:span> è una funzione molto preziosa, ma mai da prendere per oro colato. Bisogna sempre guardare la fonte delle soluzioni che propone, in grigio sopra la traduzione.<text:line-break/><text:line-break/>--Il tag "Machine translation" : traduzioni <text:span text:style-name="T6">automatiche di Bing</text:span>, il più delle volte non sono degne di considerazione;<text:line-break/>--Il tag "Translation Memory" : traduzioni UMANE prese dal database di Mozilla. Ovviamente se ha senso nel contesto, è bene attenersi il più possibile a quella traduzione per coerenza terminologica (es. se vedi che Privacy Policy è stato tradotto Informativa sulla Privacy, non mettere Legge sulla Privacy o simile);<text:line-break/><text:span text:style-name="T6">N.B.</text:span><text:span text:style-name="Emphasis"> La percentuale accanto al tag esprime il grado di corrispondenza, per esempio 100% è una stringa identica, 80% magari cambia una preposizione, un plurale ecc. e quindi va adeguata di conseguenza.</text:span><text:line-break/><text:line-break/>Machinery può anche essere usata come glossario o dizionario usando la barra di ricerca in alto. Basta digitare la parola interessata e appariranno varie traduzioni prese da fonti diverse:<text:line-break/>--Tag "Mozilla" è preso dal database di Mozilla (<text:a xlink:type="simple" xlink:href="https://transvision.mozfr.org/" office:target-frame-name="_blank" xlink:show="new" text:style-name="Internet_20_link" text:visited-style-name="Visited_20_Internet_20_Link">https://transvision.mozfr.org/</text:a>), quindi è quella da privilegiare se è disponibile;<text:line-break/>--Tag "Microsoft" è presa dal glossario ufficiale della Microsoft (<text:a xlink:type="simple" xlink:href="https://www.microsoft.com/Language/en-US/Search.aspx?sString=%25s&amp;langID=it-IT" office:target-frame-name="_blank" xlink:show="new" text:style-name="Internet_20_link" text:visited-style-name="Visited_20_Internet_20_Link">https://www.microsoft.com/Language/en-US/Search.aspx?sString=%s&amp;langID=it-IT</text:a>) N.B. Questo glossario sarà molto utile anche fuori d<text:span text:style-name="T6">a Mozilla</text:span> <text:span text:style-name="T4">per chi</text:span> tradu<text:span text:style-name="T4">ce</text:span> professionalmente nel campo dell'informatica;<text:line-break/>--Tag "Translation Memory" è estrapolata dal database di Pontoon;<text:line-break/>--Tag "Open Source" è presa da un glossario comunemente condiviso nel mondo dell'Open Source (Linux ecc.)<text:line-break/><text:line-break/><text:line-break/><text:span text:style-name="Strong_20_Emphasis">Workflow di traduzione e revisione usando il filtro</text:span><text:line-break/>Poniamo di avere un progetto molto voluminoso con metà stringhe già tradotte e metà ancora no.</text:p>
      <text:p text:style-name="P1"><text:soft-page-break/><text:line-break/><text:span text:style-name="T1">Fase 1 Traduzione</text:span><text:line-break/>Traduttore:<text:line-break/>- Esegue l'accesso<text:line-break/>- Va nelle sue impostazioni (icona ingranaggio sotto l'icona in alto a destra) <text:span text:style-name="T6">e</text:span> seleziona la modalità "Make suggestion"<text:line-break/>- Va al progetto<text:line-break/>- Dal filtro seleziona "Missing", così da poter accedere direttamente alle stringhe senza traduzione<text:line-break/>- Traduce e conferma con il pulsante blu "Suggest". La stringa apparirà ora sotto il tag History, con il nome del traduttore e l'ora di immissione.<text:line-break/></text:p>
      <text:p text:style-name="P1"><text:span text:style-name="T1">Fase 2 Revisione</text:span><text:line-break/>Revisore:<text:line-break/>- Esegue l'accesso<text:line-break/>- Va al progetto<text:line-break/>- Dal filtro seleziona "Suggested", così da ritrovarsi le stringhe che il traduttore gli ha lasciato da revisionare<text:line-break/>- Se la traduzione è buona, preme il pulsante "Save", confermando la stringa come "Translated". Se ha in mente una soluzione alternativa invece, scrive la sua versione e preme il pulsante Suggest. La sua versione finisce <text:span text:style-name="T4">in cima alla lista, sopra</text:span> quella del traduttore, nel tab History.<text:line-break/></text:p>
      <text:p text:style-name="P1"><text:span text:style-name="T1">Fase 3 Correzione</text:span><text:line-break/>Traduttore:<text:line-break/>- Nel progetto seleziona dal filtro "Suggested" e confronta tutti i cambiamenti fatti dal revisore con la sua versione.<text:line-break/>- Dà l'OK alla correzione del revisore oppure propone un'altra versione in suggerimento <text:span text:style-name="T4">(che apparirà sempre in cima alle altre nel tab History) </text:span><text:s/>finché non si trova un comune accordo tra i due.<text:line-break/><text:line-break/>Questo è un sistema che abbiamo collaudato nel tempo per lavorare in tandem <text:span text:style-name="T6">impiegando</text:span> meno tempo e riducendo il rischio di lasciare qualcosa non tradotto.<text:line-break/><text:line-break/>Un ultimo scontato quanto prezioso consiglio: la differenza tra una traduzione mediocre e una eccellente sta spesso nel contesto. Quindi ogni volta che <text:span text:style-name="T6">si trova</text:span> una frase di cui non <text:span text:style-name="T6">si </text:span>riesc<text:span text:style-name="T6">e</text:span> bene ad afferrare il senso, una ambigua che magari abbia più traduzioni possibili, la cosa migliore da fare è cercar<text:span text:style-name="T6">la</text:span> sulla pagina del sito e vederla nel suo contesto originale per dare la traduzione più appropri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" svg:font-family="'Avenir Next'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Next" fo:font-size="12pt" fo:language="it" fo:country="IT" style:letter-kerning="true" style:font-name-asian="MS PMincho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Next" fo:font-size="12pt" fo:language="it" fo:country="IT" style:letter-kerning="true" style:font-name-asian="MS PMincho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PGothic" style:font-family-asian="'MS PGothi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venir Next" fo:font-family="'Avenir Next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Next" fo:font-family="'Avenir Next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Next" fo:font-family="'Avenir Next'"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 Todaro</meta:initial-creator>
    <meta:creation-date>2016-12-10T19:36:27.045119000</meta:creation-date>
    <dc:date>2016-12-11T11:19:32.501899000</dc:date>
    <dc:creator>Sara Todaro</dc:creator>
    <meta:editing-duration>PT13M53S</meta:editing-duration>
    <meta:editing-cycles>2</meta:editing-cycles>
    <meta:generator>LibreOffice/5.1.6.2$MacOSX_X86_64 LibreOffice_project/07ac168c60a517dba0f0d7bc7540f5afa45f0909</meta:generator>
    <meta:document-statistic meta:table-count="0" meta:image-count="0" meta:object-count="0" meta:page-count="3" meta:paragraph-count="11" meta:word-count="1053" meta:character-count="6994" meta:non-whitespace-character-count="5936"/>
  </office:meta>
</office:document-meta>
</file>